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ockitoSession.relea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MockitoSession.setStrictness( Strictness stric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ckitoSession.DefaultMockitoSession( List &lt; Object &gt; testClassInstances , String name , Strictness strictness , MockitoLogger logg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MockitoSession.finishMo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ckitoSession.finishMocking( final Throwable fail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MockitoSession.getTe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ckitoSession.ge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